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FD000001FC1B7968F0B48C51B4.bmp" manifest:media-type="image/bmp"/>
  <manifest:file-entry manifest:full-path="Pictures/10000000000004D900000077325AEA8E77B3F8E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keep-with-next="auto" style:may-break-between-rows="true" style:writing-mode="lr-tb" table:border-model="collapsing"/>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keep-together="auto"/>
    </style:style>
    <style:style style:name="IntegrantesGrupo.A1" style:family="table-cell">
      <style:table-cell-properties style:vertical-align="middle" fo:background-color="#000000" fo:padding="0.049cm" fo:border="0.05pt solid #729fcf" style:writing-mode="page">
        <style:background-image/>
      </style:table-cell-properties>
    </style:style>
    <style:style style:name="IntegrantesGrupo.2" style:family="table-row">
      <style:table-row-properties fo:keep-together="auto"/>
    </style:style>
    <style:style style:name="IntegrantesGrupo.A2" style:family="table-cell">
      <style:table-cell-properties style:vertical-align="middle" fo:background-color="#00599d"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00599d"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00599d"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84cm" fo:break-before="auto" fo:break-after="auto" table:align="left" fo:keep-with-next="auto" style:may-break-between-rows="true" style:writing-mode="lr-tb" table:border-model="collapsing"/>
    </style:style>
    <style:style style:name="Procedemento.A" style:family="table-column">
      <style:table-column-properties style:column-width="8.202cm"/>
    </style:style>
    <style:style style:name="Procedemento.B" style:family="table-column">
      <style:table-column-properties style:column-width="11.282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7.26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3" style:font-size-complex="12pt" style:font-style-complex="normal" style:font-weight-complex="bold" style:text-overline-style="none" style:text-overline-color="font-color"/>
    </style:style>
    <style:style style:name="P8" style:family="paragraph" style:parent-style-name="Table_20_Contents">
      <style:paragraph-properties fo:margin-top="0.275cm" fo:margin-bottom="0.353cm" loext:contextual-spacing="false" fo:text-align="center" style:justify-single-word="false"/>
      <style:text-properties fo:color="#ffffff"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loext:contextual-spacing="false" fo:text-align="center" style:justify-single-word="false"/>
      <style:text-properties fo:color="#ffffff"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loext:contextual-spacing="false" fo:text-align="center" style:justify-single-word="false"/>
      <style:text-properties fo:color="#ffffff"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loext:contextual-spacing="false" fo:text-align="center" style:justify-single-word="false"/>
      <style:text-properties fo:color="#ffffff"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Standard" style:master-page-name="">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ext-properties fo:color="#000000" style:font-name="FreeMono" fo:font-size="8pt" fo:language="gl" fo:country="ES" fo:font-weight="normal" officeooo:rsid="028e042d" officeooo:paragraph-rsid="028b6498" style:font-size-asian="8pt" style:font-weight-asian="normal" style:font-name-complex="Calibri3" style:font-size-complex="8pt" style:font-weight-complex="normal"/>
    </style:style>
    <style:style style:name="P13" style:family="paragraph" style:parent-style-name="Standard">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style:font-name="FreeMono" fo:font-size="10pt" fo:language="gl" fo:country="ES" fo:font-style="normal" fo:font-weight="normal" officeooo:rsid="028e042d" officeooo:paragraph-rsid="02b31e25" style:font-size-asian="10pt" style:font-style-asian="normal" style:font-weight-asian="normal" style:font-name-complex="Calibri3" style:font-size-complex="10pt" style:font-style-complex="normal" style:font-weight-complex="normal"/>
    </style:style>
    <style:style style:name="P14" style:family="paragraph" style:parent-style-name="Standard">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fo:background-color="transparent" style:writing-mode="lr-tb"/>
      <style:text-properties fo:color="#000000" style:font-name="FreeMono" fo:font-size="8pt" fo:language="gl" fo:country="ES" fo:font-weight="normal" officeooo:rsid="028e042d" officeooo:paragraph-rsid="028b6498" style:font-size-asian="8pt" style:font-weight-asian="normal" style:font-name-complex="Calibri3" style:font-size-complex="8pt" style:font-weight-complex="normal"/>
    </style:style>
    <style:style style:name="P15" style:family="paragraph" style:parent-style-name="Text_20_body" style:master-page-name="">
      <style:paragraph-properties style:page-number="auto" fo:break-before="auto" fo:break-after="auto"/>
    </style:style>
    <style:style style:name="P16" style:family="paragraph" style:parent-style-name="Standard">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2" fo:font-size="12pt" fo:language="gl" fo:country="ES" fo:font-weight="normal" officeooo:rsid="0246eeba" officeooo:paragraph-rsid="025b8b33" style:font-size-asian="12pt" style:font-weight-asian="normal" style:font-name-complex="Calibri3" style:font-size-complex="12pt" style:font-weight-complex="normal"/>
    </style:style>
    <style:style style:name="P1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color="#0000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8"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bold" style:font-name-complex="Calibri3" style:font-size-complex="12pt" style:font-style-complex="normal" style:font-weight-complex="bold" style:text-overline-style="none" style:text-overline-color="font-color"/>
    </style:style>
    <style:style style:name="P19" style:family="paragraph" style:parent-style-name="Table_20_Contents" style:list-style-name="L1">
      <style:paragraph-properties fo:margin-top="0.275cm" fo:margin-bottom="0cm" loext:contextual-spacing="false"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2a104fa" officeooo:paragraph-rsid="02a104f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list-style-name="L1">
      <style:paragraph-properties fo:margin-top="0cm" fo:margin-bottom="0cm" loext:contextual-spacing="false"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263f649" officeooo:paragraph-rsid="026802a2"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list-style-name="L1">
      <style:paragraph-properties fo:margin-top="0cm" fo:margin-bottom="0cm" loext:contextual-spacing="false"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290e727" officeooo:paragraph-rsid="0290e72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list-style-name="L1">
      <style:paragraph-properties fo:margin-top="0cm" fo:margin-bottom="0cm" loext:contextual-spacing="false"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20f9d84" officeooo:paragraph-rsid="02bd704f"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list-style-name="L1">
      <style:paragraph-properties fo:margin-top="0cm" fo:margin-bottom="0cm" loext:contextual-spacing="false"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2837e49" officeooo:paragraph-rsid="02837e4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list-style-name="L2">
      <style:paragraph-properties fo:margin-top="0cm" fo:margin-bottom="0cm" loext:contextual-spacing="false"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27fc4b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5" style:family="paragraph" style:parent-style-name="Table_20_Contents" style:list-style-name="L2">
      <style:paragraph-properties fo:margin-top="0cm" fo:margin-bottom="0cm" loext:contextual-spacing="false"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2a4c09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6" style:family="paragraph" style:parent-style-name="Table_20_Contents" style:list-style-name="L2">
      <style:paragraph-properties fo:margin-top="0cm" fo:margin-bottom="0cm" loext:contextual-spacing="false"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2d560b" officeooo:paragraph-rsid="02a4c09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7" style:family="paragraph" style:parent-style-name="Table_20_Contents" style:list-style-name="L2">
      <loext:graphic-properties draw:fill="none"/>
      <style:paragraph-properties fo:margin-left="1cm" fo:margin-right="0cm" fo:margin-top="0cm" fo:margin-bottom="0cm" loext:contextual-spacing="false" fo:line-height="115%" fo:text-align="start" style:justify-single-word="false" fo:orphans="2" fo:widows="2" fo:text-indent="0cm" style:auto-text-indent="false" fo:background-color="transparent" style:writing-mode="lr-tb">
        <style:tab-stops>
          <style:tab-stop style:position="1.399cm"/>
        </style:tab-stops>
      </style:paragraph-properties>
      <style:text-properties fo:color="#000000" style:text-outline="false" style:text-line-through-style="none" style:text-line-through-type="none" style:font-name="Liberation Sans" fo:font-size="12pt" fo:font-style="normal" fo:text-shadow="none" style:text-underline-style="none" fo:font-weight="normal" officeooo:rsid="02a4008f" officeooo:paragraph-rsid="02a4008f"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list-style-name="L2">
      <loext:graphic-properties draw:fill="none"/>
      <style:paragraph-properties fo:margin-left="1cm" fo:margin-right="0cm" fo:margin-top="0cm" fo:margin-bottom="0cm" loext:contextual-spacing="false" fo:line-height="115%" fo:text-align="start" style:justify-single-word="false" fo:orphans="2" fo:widows="2" fo:text-indent="0cm" style:auto-text-indent="false" fo:background-color="transparent" style:writing-mode="lr-tb">
        <style:tab-stops>
          <style:tab-stop style:position="1.399cm"/>
        </style:tab-stops>
      </style:paragraph-properties>
      <style:text-properties fo:color="#000000" style:text-outline="false" style:text-line-through-style="none" style:text-line-through-type="none" style:font-name="Liberation Sans" fo:font-size="12pt" fo:font-style="normal" fo:text-shadow="none" style:text-underline-style="none" fo:font-weight="normal" officeooo:paragraph-rsid="027fc4b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2" fo:font-size="12pt" fo:language="gl" fo:country="ES" fo:font-weight="normal" officeooo:rsid="02819a63" officeooo:paragraph-rsid="02819a63" style:font-size-asian="12pt" style:font-weight-asian="normal" style:font-name-complex="Calibri3" style:font-size-complex="12pt" style:font-weight-complex="normal"/>
    </style:style>
    <style:style style:name="P30"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2" fo:font-size="12pt" fo:language="gl" fo:country="ES" fo:font-weight="normal" officeooo:rsid="028b6498" officeooo:paragraph-rsid="028b6498" style:font-size-asian="12pt" style:font-weight-asian="normal" style:font-name-complex="Calibri3" style:font-size-complex="12pt" style:font-weight-complex="normal"/>
    </style:style>
    <style:style style:name="P31"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2" fo:font-size="12pt" fo:language="gl" fo:country="ES" fo:font-weight="normal" officeooo:rsid="02a51747" officeooo:paragraph-rsid="02a51747" style:font-size-asian="12pt" style:font-weight-asian="normal" style:font-name-complex="Calibri3" style:font-size-complex="12pt" style:font-weight-complex="normal"/>
    </style:style>
    <style:style style:name="P32"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2" fo:font-size="12pt" fo:language="gl" fo:country="ES" fo:font-weight="normal" officeooo:rsid="0254e736" officeooo:paragraph-rsid="02819a63"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2" fo:font-size="12pt" fo:language="gl" fo:country="ES" fo:font-weight="normal" officeooo:rsid="02820ab1" officeooo:paragraph-rsid="02819a63"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2" fo:font-size="12pt" fo:language="gl" fo:country="ES" fo:font-weight="normal" officeooo:rsid="02820ab1" officeooo:paragraph-rsid="02820ab1"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2" fo:font-size="12pt" fo:language="gl" fo:country="ES" fo:font-weight="normal" officeooo:rsid="01d4aaa9" officeooo:paragraph-rsid="02c0a2f0"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2" fo:font-size="12pt" fo:language="gl" fo:country="ES" fo:font-weight="normal" officeooo:rsid="01d4aaa9" officeooo:paragraph-rsid="025b8b33"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2" fo:font-size="12pt" fo:language="gl" fo:country="ES" fo:font-weight="normal" officeooo:rsid="02b784a8" officeooo:paragraph-rsid="02b784a8"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2" fo:font-size="12pt" fo:language="gl" fo:country="ES" fo:font-weight="normal" officeooo:rsid="02b784a8" officeooo:paragraph-rsid="025b8b33"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2" fo:font-size="12pt" fo:language="gl" fo:country="ES" fo:font-weight="normal" officeooo:rsid="02b784a8" officeooo:paragraph-rsid="02b93f10"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2" fo:font-size="12pt" fo:language="gl" fo:country="ES" fo:font-weight="normal" officeooo:rsid="02b93f10" officeooo:paragraph-rsid="02b93f10" style:font-size-asian="12pt" style:font-weight-asian="normal" style:font-name-complex="Calibri3" style:font-size-complex="12pt" style:font-weight-complex="normal"/>
    </style:style>
    <style:style style:name="P41"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2" fo:font-size="12pt" fo:language="gl" fo:country="ES" fo:font-weight="normal" officeooo:rsid="02df324c" officeooo:paragraph-rsid="02df324c" style:font-size-asian="12pt" style:font-weight-asian="normal" style:font-name-complex="Calibri3" style:font-size-complex="12pt" style:font-weight-complex="normal"/>
    </style:style>
    <style:style style:name="P42" style:family="paragraph" style:parent-style-name="Standard" style:list-style-name="L3">
      <style:paragraph-properties fo:margin-top="0cm" fo:margin-bottom="0.148cm" loext:contextual-spacing="false" fo:line-height="100%" fo:text-align="justify" style:justify-single-word="false" style:writing-mode="lr-tb"/>
      <style:text-properties officeooo:rsid="0254e736" officeooo:paragraph-rsid="02b784a8"/>
    </style:style>
    <style:style style:name="P43" style:family="paragraph" style:parent-style-name="Standard" style:list-style-name="L3">
      <style:paragraph-properties fo:margin-top="0cm" fo:margin-bottom="0.148cm" loext:contextual-spacing="false" fo:line-height="100%" fo:text-align="justify" style:justify-single-word="false" style:writing-mode="lr-tb"/>
      <style:text-properties officeooo:rsid="0254e736" officeooo:paragraph-rsid="02b93f10"/>
    </style:style>
    <style:style style:name="P44"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officeooo:paragraph-rsid="02b93f10"/>
    </style:style>
    <style:style style:name="P45"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officeooo:paragraph-rsid="02ef59c2"/>
    </style:style>
    <style:style style:name="P46"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officeooo:rsid="02c0a2f0" officeooo:paragraph-rsid="02e104b4"/>
    </style:style>
    <style:style style:name="P47" style:family="paragraph" style:parent-style-name="Standard" style:list-style-name="L3" style:master-page-name="">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ext-properties fo:color="#000000" style:font-name="FreeMono" fo:font-size="10pt" fo:language="gl" fo:country="ES" fo:font-weight="normal" officeooo:rsid="02819a63" officeooo:paragraph-rsid="02a51747" style:font-size-asian="10pt" style:font-weight-asian="normal" style:font-name-complex="Calibri3" style:font-size-complex="10pt" style:font-weight-complex="normal"/>
    </style:style>
    <style:style style:name="P48" style:family="paragraph" style:parent-style-name="Standard" style:list-style-name="L3" style:master-page-name="">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ext-properties fo:color="#000000" style:font-name="FreeMono" fo:font-size="10pt" fo:language="gl" fo:country="ES" fo:font-weight="normal" officeooo:rsid="02819a63" officeooo:paragraph-rsid="02c0a2f0" style:font-size-asian="10pt" style:font-weight-asian="normal" style:font-name-complex="Calibri3" style:font-size-complex="10pt" style:font-weight-complex="normal"/>
    </style:style>
    <style:style style:name="P49" style:family="paragraph" style:parent-style-name="Standard" style:list-style-name="L3" style:master-page-name="">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ab-stops>
          <style:tab-stop style:position="2.193cm"/>
        </style:tab-stops>
      </style:paragraph-properties>
      <style:text-properties fo:color="#000000" style:font-name="FreeMono" fo:font-size="10pt" fo:language="gl" fo:country="ES" fo:font-weight="normal" officeooo:rsid="02819a63" officeooo:paragraph-rsid="028e042d" style:font-size-asian="10pt" style:font-weight-asian="normal" style:font-name-complex="Calibri3" style:font-size-complex="10pt" style:font-weight-complex="normal"/>
    </style:style>
    <style:style style:name="P50" style:family="paragraph" style:parent-style-name="Standard" style:list-style-name="L3" style:master-page-name="">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ab-stops>
          <style:tab-stop style:position="2.004cm"/>
        </style:tab-stops>
      </style:paragraph-properties>
      <style:text-properties fo:color="#000000" style:font-name="FreeMono" fo:font-size="10pt" fo:language="gl" fo:country="ES" fo:font-weight="normal" officeooo:rsid="02819a63" officeooo:paragraph-rsid="028662bb" style:font-size-asian="10pt" style:font-weight-asian="normal" style:font-name-complex="Calibri3" style:font-size-complex="10pt" style:font-weight-complex="normal"/>
    </style:style>
    <style:style style:name="P51" style:family="paragraph" style:parent-style-name="Standard" style:list-style-name="L3" style:master-page-name="">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ext-properties fo:color="#000000" style:font-name="FreeMono" fo:font-size="10pt" fo:language="gl" fo:country="ES" fo:font-weight="normal" officeooo:rsid="028e8cb8" officeooo:paragraph-rsid="028e8cb8" style:font-size-asian="10pt" style:font-weight-asian="normal" style:font-name-complex="Calibri3" style:font-size-complex="10pt" style:font-weight-complex="normal"/>
    </style:style>
    <style:style style:name="P52" style:family="paragraph" style:parent-style-name="Standard" style:list-style-name="L3">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fo:background-color="transparent" style:writing-mode="lr-tb"/>
      <style:text-properties fo:color="#000000" style:font-name="FreeMono" fo:font-size="10pt" fo:language="gl" fo:country="ES" fo:font-weight="normal" officeooo:rsid="028e8cb8" officeooo:paragraph-rsid="02a51747" style:font-size-asian="10pt" style:font-weight-asian="normal" style:font-name-complex="Calibri3" style:font-size-complex="10pt" style:font-weight-complex="normal"/>
    </style:style>
    <style:style style:name="P53" style:family="paragraph" style:parent-style-name="Standard" style:list-style-name="L3">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style:font-name="FreeMono" fo:font-size="10pt" fo:language="gl" fo:country="ES" fo:font-weight="normal" officeooo:rsid="02819a63" officeooo:paragraph-rsid="02b31e25" style:font-size-asian="10pt" style:font-weight-asian="normal" style:font-name-complex="Calibri3" style:font-size-complex="10pt" style:font-weight-complex="normal"/>
    </style:style>
    <style:style style:name="P54" style:family="paragraph" style:parent-style-name="Standard" style:list-style-name="L3">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style:font-name="FreeMono" fo:font-size="10pt" fo:language="gl" fo:country="ES" fo:font-weight="normal" officeooo:rsid="02819a63" officeooo:paragraph-rsid="02c0a2f0" style:font-size-asian="10pt" style:font-weight-asian="normal" style:font-name-complex="Calibri3" style:font-size-complex="10pt" style:font-weight-complex="normal"/>
    </style:style>
    <style:style style:name="P55" style:family="paragraph" style:parent-style-name="Standard" style:list-style-name="L3">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fo:background-color="transparent" style:writing-mode="lr-tb"/>
      <style:text-properties fo:color="#000000" style:font-name="FreeMono" fo:font-size="10pt" fo:language="gl" fo:country="ES" fo:font-weight="normal" officeooo:rsid="02819a63" officeooo:paragraph-rsid="028d1722" style:font-size-asian="10pt" style:font-weight-asian="normal" style:font-name-complex="Calibri3" style:font-size-complex="10pt" style:font-weight-complex="normal"/>
    </style:style>
    <style:style style:name="P56" style:family="paragraph" style:parent-style-name="Standard" style:list-style-name="L3">
      <loext:graphic-properties draw:fill="none"/>
      <style:paragraph-properties fo:margin-left="1.799cm" fo:margin-right="0cm" fo:margin-top="0cm" fo:margin-bottom="0.148cm" loext:contextual-spacing="false" fo:line-height="100%" fo:text-align="start" style:justify-single-word="false" fo:orphans="2" fo:widows="2" fo:text-indent="-0.6cm" style:auto-text-indent="false" fo:background-color="transparent" style:writing-mode="lr-tb">
        <style:tab-stops>
          <style:tab-stop style:position="2.401cm"/>
        </style:tab-stops>
      </style:paragraph-properties>
      <style:text-properties fo:color="#000000" style:font-name="FreeMono" fo:font-size="10pt" fo:language="gl" fo:country="ES" fo:font-weight="normal" officeooo:rsid="02819a63" officeooo:paragraph-rsid="02c0a2f0" style:font-size-asian="10pt" style:font-weight-asian="normal" style:font-name-complex="Calibri3" style:font-size-complex="10pt" style:font-weight-complex="normal"/>
    </style:style>
    <style:style style:name="P57" style:family="paragraph" style:parent-style-name="Standard" style:list-style-name="L3">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fo:background-color="transparent" style:writing-mode="lr-tb"/>
      <style:text-properties fo:color="#000000" style:font-name="FreeMono" fo:font-size="10pt" fo:language="gl" fo:country="ES" fo:font-weight="normal" officeooo:rsid="028b6498" officeooo:paragraph-rsid="02c0a2f0" style:font-size-asian="10pt" style:font-weight-asian="normal" style:font-name-complex="Calibri3" style:font-size-complex="10pt" style:font-weight-complex="normal"/>
    </style:style>
    <style:style style:name="P58" style:family="paragraph" style:parent-style-name="Standard" style:list-style-name="L3">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style:font-name="FreeMono" fo:font-size="10pt" fo:language="gl" fo:country="ES" fo:font-weight="normal" officeooo:rsid="028e042d" officeooo:paragraph-rsid="02c0a2f0" style:font-size-asian="10pt" style:font-weight-asian="normal" style:font-name-complex="Calibri3" style:font-size-complex="10pt" style:font-weight-complex="normal"/>
    </style:style>
    <style:style style:name="P59" style:family="paragraph" style:parent-style-name="Standard" style:list-style-name="L3">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004cm"/>
        </style:tab-stops>
      </style:paragraph-properties>
      <style:text-properties fo:color="#000000" style:font-name="FreeMono" fo:font-size="10pt" fo:language="gl" fo:country="ES" fo:font-weight="normal" officeooo:rsid="028662bb" officeooo:paragraph-rsid="029a7a00" style:font-size-asian="10pt" style:font-weight-asian="normal" style:font-name-complex="Calibri3" style:font-size-complex="10pt" style:font-weight-complex="normal"/>
    </style:style>
    <style:style style:name="P60" style:family="paragraph" style:parent-style-name="Standard" style:list-style-name="L3">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style:font-name="FreeMono" fo:font-size="10pt" fo:language="gl" fo:country="ES" fo:font-style="normal" fo:font-weight="normal" officeooo:rsid="028e042d" officeooo:paragraph-rsid="02b31e25" style:font-size-asian="10pt" style:font-style-asian="normal" style:font-weight-asian="normal" style:font-name-complex="Calibri3" style:font-size-complex="10pt" style:font-style-complex="normal" style:font-weight-complex="normal"/>
    </style:style>
    <style:style style:name="P61" style:family="paragraph" style:parent-style-name="Standard" style:list-style-name="L3">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fo:background-color="transparent" style:writing-mode="lr-tb"/>
      <style:text-properties fo:color="#000000" style:font-name="Calibri2" fo:font-size="10pt" fo:language="gl" fo:country="ES" fo:font-weight="normal" officeooo:rsid="0254e736" officeooo:paragraph-rsid="028e8cb8" style:font-size-asian="10pt" style:font-weight-asian="normal" style:font-name-complex="Calibri3" style:font-size-complex="10pt" style:font-weight-complex="normal"/>
    </style:style>
    <style:style style:name="P62" style:family="paragraph" style:parent-style-name="Standard" style:list-style-name="L3">
      <loext:graphic-properties draw:fill="none"/>
      <style:paragraph-properties fo:margin-left="2.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paragraph-properties>
      <style:text-properties fo:color="#000000" style:font-name="FreeMono" fo:font-size="10pt" fo:language="gl" fo:country="ES" fo:font-weight="normal" officeooo:rsid="028e8cb8" officeooo:paragraph-rsid="02aace4b" style:font-size-asian="10pt" style:font-weight-asian="normal" style:font-name-complex="Calibri3" style:font-size-complex="10pt" style:font-weight-complex="normal"/>
    </style:style>
    <style:style style:name="P63" style:family="paragraph" style:parent-style-name="Standard" style:list-style-name="L3">
      <loext:graphic-properties draw:fill="none"/>
      <style:paragraph-properties fo:margin-left="2.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paragraph-properties>
      <style:text-properties fo:color="#000000" style:font-name="FreeMono" fo:font-size="10pt" fo:language="gl" fo:country="ES" fo:font-weight="normal" officeooo:rsid="028e8cb8" officeooo:paragraph-rsid="02add7b2" style:font-size-asian="10pt" style:font-weight-asian="normal" style:font-name-complex="Calibri3" style:font-size-complex="10pt" style:font-weight-complex="normal"/>
    </style:style>
    <style:style style:name="P64" style:family="paragraph" style:parent-style-name="Standard" style:list-style-name="L3">
      <loext:graphic-properties draw:fill="none"/>
      <style:paragraph-properties fo:margin-left="2.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paragraph-properties>
      <style:text-properties fo:color="#000000" style:font-name="FreeMono" fo:font-size="10pt" fo:language="gl" fo:country="ES" fo:font-weight="normal" officeooo:rsid="028e8cb8" officeooo:paragraph-rsid="02b0da69" style:font-size-asian="10pt" style:font-weight-asian="normal" style:font-name-complex="Calibri3" style:font-size-complex="10pt" style:font-weight-complex="normal"/>
    </style:style>
    <style:style style:name="P65" style:family="paragraph" style:parent-style-name="Standard" style:list-style-name="L3">
      <loext:graphic-properties draw:fill="none"/>
      <style:paragraph-properties fo:margin-left="2.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paragraph-properties>
      <style:text-properties fo:color="#000000" style:font-name="FreeMono" fo:font-size="10pt" fo:language="gl" fo:country="ES" fo:font-weight="normal" officeooo:rsid="028e8cb8" officeooo:paragraph-rsid="02c0a2f0" style:font-size-asian="10pt" style:font-weight-asian="normal" style:font-name-complex="Calibri3" style:font-size-complex="10pt" style:font-weight-complex="normal"/>
    </style:style>
    <style:style style:name="P66" style:family="paragraph" style:parent-style-name="Standard" style:list-style-name="L3">
      <loext:graphic-properties draw:fill="none"/>
      <style:paragraph-properties fo:margin-left="2.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paragraph-properties>
      <style:text-properties fo:color="#000000" style:font-name="FreeMono" fo:font-size="10pt" fo:language="gl" fo:country="ES" fo:font-weight="normal" officeooo:rsid="02acdfe1" officeooo:paragraph-rsid="02acdfe1" style:font-size-asian="10pt" style:font-weight-asian="normal" style:font-name-complex="Calibri3" style:font-size-complex="10pt" style:font-weight-complex="normal"/>
    </style:style>
    <style:style style:name="P67" style:family="paragraph" style:parent-style-name="Standard" style:list-style-name="L3">
      <loext:graphic-properties draw:fill="none"/>
      <style:paragraph-properties fo:margin-left="2.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paragraph-properties>
      <style:text-properties fo:color="#000000" style:font-name="Calibri2" fo:font-size="8pt" fo:language="gl" fo:country="ES" fo:font-style="normal" fo:font-weight="normal" officeooo:rsid="02aa9837" officeooo:paragraph-rsid="02ba5570" style:font-size-asian="8pt" style:font-style-asian="normal" style:font-weight-asian="normal" style:font-name-complex="Calibri3" style:font-size-complex="8pt" style:font-style-complex="normal" style:font-weight-complex="normal"/>
    </style:style>
    <style:style style:name="P68" style:family="paragraph" style:parent-style-name="Standard" style:list-style-name="L3" style:master-page-name="">
      <loext:graphic-properties draw:fill="none"/>
      <style:paragraph-properties fo:margin-left="2.2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style:font-name="FreeMono" fo:font-size="10pt" fo:language="gl" fo:country="ES" fo:font-weight="normal" officeooo:rsid="028e8cb8" officeooo:paragraph-rsid="02a51747" style:font-size-asian="10pt" style:font-weight-asian="normal" style:font-name-complex="Calibri3" style:font-size-complex="10pt" style:font-weight-complex="normal"/>
    </style:style>
    <style:style style:name="P69" style:family="paragraph" style:parent-style-name="Standard" style:list-style-name="L3" style:master-page-name="">
      <loext:graphic-properties draw:fill="none"/>
      <style:paragraph-properties fo:margin-left="2.2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style:font-name="FreeMono" fo:font-size="10pt" fo:language="gl" fo:country="ES" fo:font-weight="normal" officeooo:rsid="028e8cb8" officeooo:paragraph-rsid="02a6deda" style:font-size-asian="10pt" style:font-weight-asian="normal" style:font-name-complex="Calibri3" style:font-size-complex="10pt" style:font-weight-complex="normal"/>
    </style:style>
    <style:style style:name="P70" style:family="paragraph" style:parent-style-name="Standard" style:list-style-name="L3" style:master-page-name="">
      <loext:graphic-properties draw:fill="none"/>
      <style:paragraph-properties fo:margin-left="2.2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style:font-name="FreeMono" fo:font-size="10pt" fo:language="gl" fo:country="ES" fo:font-weight="normal" officeooo:rsid="028e8cb8" officeooo:paragraph-rsid="02a84713" style:font-size-asian="10pt" style:font-weight-asian="normal" style:font-name-complex="Calibri3" style:font-size-complex="10pt" style:font-weight-complex="normal"/>
    </style:style>
    <style:style style:name="P71" style:family="paragraph" style:parent-style-name="Standard" style:list-style-name="L3" style:master-page-name="">
      <loext:graphic-properties draw:fill="none"/>
      <style:paragraph-properties fo:margin-left="2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ext-properties fo:color="#000000" style:font-name="FreeMono" fo:font-size="10pt" fo:language="gl" fo:country="ES" fo:font-weight="normal" officeooo:rsid="028662bb" officeooo:paragraph-rsid="029a7a00" style:font-size-asian="10pt" style:font-weight-asian="normal" style:font-name-complex="Calibri3" style:font-size-complex="10pt" style:font-weight-complex="normal"/>
    </style:style>
    <style:style style:name="P72" style:family="paragraph">
      <loext:graphic-properties draw:fill="solid" draw:fill-color="#ffffff"/>
      <style:paragraph-properties fo:text-align="center"/>
      <style:text-properties fo:font-size="11pt"/>
    </style:style>
    <style:style style:name="P73" style:family="paragraph">
      <style:paragraph-properties fo:margin-left="0.4cm" fo:margin-right="0.3cm" fo:text-align="justify" fo:text-indent="0cm"/>
    </style:style>
    <style:style style:name="P74" style:family="paragraph">
      <loext:graphic-properties draw:fill="solid" draw:fill-color="#dfffff"/>
      <style:paragraph-properties fo:margin-left="0.4cm" fo:margin-right="0.3cm" fo:text-align="justify" fo:text-indent="0cm"/>
      <style:text-properties fo:color="#000000" style:font-name="Liberation Sans1" fo:font-size="12pt" fo:language="gl" fo:country="ES" style:font-name-asian="Calibri4" style:font-name-complex="Liberation Sans1"/>
    </style:style>
    <style:style style:name="T1" style:family="text">
      <style:text-properties officeooo:rsid="004d5155"/>
    </style:style>
    <style:style style:name="T2" style:family="text">
      <style:text-properties fo:color="#000000" style:font-name="Calibri2" fo:font-size="12pt" fo:language="gl" fo:country="ES" fo:font-weight="normal" style:font-size-asian="12pt" style:font-weight-asian="normal" style:font-name-complex="Calibri3" style:font-size-complex="12pt" style:font-weight-complex="normal"/>
    </style:style>
    <style:style style:name="T3" style:family="text">
      <style:text-properties fo:color="#000000" style:font-name="Calibri2"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style:font-name="Calibri2"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style:font-name="Calibri2" fo:font-size="12pt" fo:language="gl" fo:country="ES" fo:font-weight="normal" officeooo:rsid="0246eeba" style:font-size-asian="12pt" style:font-weight-asian="normal" style:font-name-complex="Calibri3" style:font-size-complex="12pt" style:font-weight-complex="normal"/>
    </style:style>
    <style:style style:name="T6" style:family="text">
      <style:text-properties fo:color="#000000" style:font-name="Calibri2" fo:font-size="12pt" fo:language="gl" fo:country="ES" fo:font-weight="normal" officeooo:rsid="02b93f10" style:font-size-asian="12pt" style:font-weight-asian="normal" style:font-name-complex="Calibri3" style:font-size-complex="12pt" style:font-weight-complex="normal"/>
    </style:style>
    <style:style style:name="T7" style:family="text">
      <style:text-properties fo:color="#000000" style:font-name="Calibri2" fo:font-size="12pt" fo:language="gl" fo:country="ES" fo:font-weight="normal" officeooo:rsid="02ba5570" style:font-size-asian="12pt" style:font-weight-asian="normal" style:font-name-complex="Calibri3" style:font-size-complex="12pt" style:font-weight-complex="normal"/>
    </style:style>
    <style:style style:name="T8" style:family="text">
      <style:text-properties fo:color="#000000" style:font-name="Calibri2" fo:font-size="12pt" fo:language="gl" fo:country="ES" fo:font-weight="normal" officeooo:rsid="02c1e698" style:font-size-asian="12pt" style:font-weight-asian="normal" style:font-name-complex="Calibri3" style:font-size-complex="12pt" style:font-weight-complex="normal"/>
    </style:style>
    <style:style style:name="T9" style:family="text">
      <style:text-properties fo:color="#000000" style:font-name="Calibri2" fo:font-size="12pt" fo:language="gl" fo:country="ES" fo:font-weight="normal" officeooo:rsid="02df324c" style:font-size-asian="12pt" style:font-weight-asian="normal" style:font-name-complex="Calibri3" style:font-size-complex="12pt" style:font-weight-complex="normal"/>
    </style:style>
    <style:style style:name="T10" style:family="text">
      <style:text-properties fo:color="#000000" style:font-name="Calibri2" fo:font-size="12pt" fo:language="gl" fo:country="ES" fo:font-weight="normal" officeooo:rsid="02c0a2f0" style:font-size-asian="12pt" style:font-weight-asian="normal" style:font-name-complex="Calibri3" style:font-size-complex="12pt" style:font-weight-complex="normal"/>
    </style:style>
    <style:style style:name="T11" style:family="text">
      <style:text-properties fo:color="#000000" style:font-name="Calibri2" fo:font-size="12pt" fo:language="gl" fo:country="ES" fo:font-weight="normal" officeooo:rsid="02e95a67" style:font-size-asian="12pt" style:font-weight-asian="normal" style:font-name-complex="Calibri3" style:font-size-complex="12pt" style:font-weight-complex="normal"/>
    </style:style>
    <style:style style:name="T12" style:family="text">
      <style:text-properties fo:color="#000000" style:font-name="Calibri2" fo:font-size="12pt" fo:language="gl" fo:country="ES" fo:font-weight="normal" officeooo:rsid="02ec3bc7" style:font-size-asian="12pt" style:font-weight-asian="normal" style:font-name-complex="Calibri3" style:font-size-complex="12pt" style:font-weight-complex="normal"/>
    </style:style>
    <style:style style:name="T13" style:family="text">
      <style:text-properties fo:color="#000000" style:font-name="Calibri2" fo:font-size="12pt" fo:language="gl" fo:country="ES" fo:font-weight="normal" officeooo:rsid="02ecc0ea" style:font-size-asian="12pt" style:font-weight-asian="normal" style:font-name-complex="Calibri3" style:font-size-complex="12pt" style:font-weight-complex="normal"/>
    </style:style>
    <style:style style:name="T14" style:family="text">
      <style:text-properties fo:color="#000000" style:font-name="Calibri2" fo:font-size="12pt" fo:language="gl" fo:country="ES" fo:font-weight="normal" officeooo:rsid="02ea8fff" style:font-size-asian="12pt" style:font-weight-asian="normal" style:font-name-complex="Calibri3" style:font-size-complex="12pt" style:font-weight-complex="normal"/>
    </style:style>
    <style:style style:name="T15" style:family="text">
      <style:text-properties fo:color="#000000" style:font-name="Calibri2" fo:font-size="12pt" fo:language="gl" fo:country="ES" fo:font-weight="normal" officeooo:rsid="02f485c0" style:font-size-asian="12pt" style:font-weight-asian="normal" style:font-name-complex="Calibri3" style:font-size-complex="12pt" style:font-weight-complex="normal"/>
    </style:style>
    <style:style style:name="T16" style:family="text">
      <style:text-properties fo:color="#000000" style:font-name="Calibri2" fo:font-size="12pt" fo:language="gl" fo:country="ES" fo:font-weight="bold" officeooo:rsid="0246eeba" style:font-size-asian="12pt" style:font-weight-asian="bold" style:font-name-complex="Calibri3" style:font-size-complex="12pt" style:font-weight-complex="bold"/>
    </style:style>
    <style:style style:name="T17" style:family="text">
      <style:text-properties fo:color="#000000" style:font-name="Calibri2" fo:font-size="12pt" fo:language="gl" fo:country="ES" fo:font-style="italic" fo:font-weight="bold" officeooo:rsid="02b93f10" style:font-size-asian="12pt" style:font-style-asian="italic" style:font-weight-asian="bold" style:font-name-complex="Calibri3" style:font-size-complex="12pt" style:font-style-complex="italic" style:font-weight-complex="bold"/>
    </style:style>
    <style:style style:name="T18" style:family="text">
      <style:text-properties fo:color="#000000" style:font-name="Calibri2" fo:font-size="12pt" fo:language="gl" fo:country="ES" fo:font-style="italic" fo:font-weight="bold" officeooo:rsid="02c895d0" style:font-size-asian="12pt" style:font-style-asian="italic" style:font-weight-asian="bold" style:font-name-complex="Calibri3" style:font-size-complex="12pt" style:font-style-complex="italic" style:font-weight-complex="bold"/>
    </style:style>
    <style:style style:name="T19" style:family="text">
      <style:text-properties fo:color="#000000" style:font-name="Calibri2" fo:font-size="12pt" fo:language="gl" fo:country="ES" fo:font-style="italic" fo:font-weight="normal" officeooo:rsid="02ea8fff" style:font-size-asian="12pt" style:font-style-asian="italic" style:font-weight-asian="normal" style:font-name-complex="Calibri3" style:font-size-complex="12pt" style:font-style-complex="italic" style:font-weight-complex="normal"/>
    </style:style>
    <style:style style:name="T20" style:family="text">
      <style:text-properties fo:color="#0000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678c17"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7ef6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3" style:family="text">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7fc4b8"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2d560b"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bea79e"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6" style:family="text">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c0a9a0"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c4b3a4"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8" style:family="text">
      <style:text-properties fo:font-weight="normal" style:font-weight-asian="normal" style:font-weight-complex="normal"/>
    </style:style>
    <style:style style:name="T29" style:family="text">
      <style:text-properties fo:font-weight="normal" officeooo:rsid="013c0135" style:font-weight-asian="normal" style:font-weight-complex="normal"/>
    </style:style>
    <style:style style:name="T30"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1" style:family="text">
      <style:text-properties fo:language="gl" fo:country="ES" style:font-size-asian="10.5pt"/>
    </style:style>
    <style:style style:name="T32" style:family="text">
      <style:text-properties fo:language="gl" fo:country="ES" officeooo:rsid="027d5781" style:font-size-asian="10.5pt"/>
    </style:style>
    <style:style style:name="T33" style:family="text">
      <style:text-properties fo:language="gl" fo:country="ES" officeooo:rsid="0291d130" style:font-size-asian="10.5pt"/>
    </style:style>
    <style:style style:name="T34" style:family="text">
      <style:text-properties fo:language="gl" fo:country="ES" officeooo:rsid="02a104fa" style:font-size-asian="10.5pt"/>
    </style:style>
    <style:style style:name="T35" style:family="text">
      <style:text-properties fo:language="gl" fo:country="ES" officeooo:rsid="0211215b" style:font-size-asian="10.5pt"/>
    </style:style>
    <style:style style:name="T36" style:family="text">
      <style:text-properties fo:language="gl" fo:country="ES" officeooo:rsid="02d8955e" style:font-size-asian="10.5pt"/>
    </style:style>
    <style:style style:name="T37" style:family="text">
      <style:text-properties fo:language="gl" fo:country="ES" officeooo:rsid="02d8d62b" style:font-size-asian="10.5pt"/>
    </style:style>
    <style:style style:name="T38" style:family="text">
      <style:text-properties fo:language="gl" fo:country="ES" officeooo:rsid="02dd0a0f" style:font-size-asian="10.5pt"/>
    </style:style>
    <style:style style:name="T39" style:family="text">
      <style:text-properties fo:language="gl" fo:country="ES" officeooo:rsid="02f73a54" style:font-size-asian="10.5pt"/>
    </style:style>
    <style:style style:name="T40" style:family="text">
      <style:text-properties fo:font-style="normal" style:font-style-asian="normal" style:font-style-complex="normal"/>
    </style:style>
    <style:style style:name="T41" style:family="text">
      <style:text-properties fo:font-style="normal" officeooo:rsid="028d1722" style:font-style-asian="normal" style:font-style-complex="normal"/>
    </style:style>
    <style:style style:name="T42" style:family="text">
      <style:text-properties fo:font-style="normal" officeooo:rsid="02a51747" style:font-style-asian="normal" style:font-style-complex="normal"/>
    </style:style>
    <style:style style:name="T43" style:family="text">
      <style:text-properties fo:font-style="normal" officeooo:rsid="02a6deda" style:font-style-asian="normal" style:font-style-complex="normal"/>
    </style:style>
    <style:style style:name="T44" style:family="text">
      <style:text-properties fo:font-style="normal" officeooo:rsid="02a84713" style:font-style-asian="normal" style:font-style-complex="normal"/>
    </style:style>
    <style:style style:name="T45" style:family="text">
      <style:text-properties fo:font-style="normal" officeooo:rsid="02aa9837" style:font-style-asian="normal" style:font-style-complex="normal"/>
    </style:style>
    <style:style style:name="T46" style:family="text">
      <style:text-properties fo:font-style="normal" officeooo:rsid="02add7b2" style:font-style-asian="normal" style:font-style-complex="normal"/>
    </style:style>
    <style:style style:name="T47" style:family="text">
      <style:text-properties fo:font-style="normal" officeooo:rsid="02b0da69" style:font-style-asian="normal" style:font-style-complex="normal"/>
    </style:style>
    <style:style style:name="T48" style:family="text">
      <style:text-properties fo:font-style="normal" officeooo:rsid="028e042d" style:font-style-asian="normal" style:font-style-complex="normal"/>
    </style:style>
    <style:style style:name="T49" style:family="text">
      <style:text-properties fo:font-style="normal" officeooo:rsid="02ba5570" style:font-style-asian="normal" style:font-style-complex="normal"/>
    </style:style>
    <style:style style:name="T50" style:family="text">
      <style:text-properties officeooo:rsid="027c7f6f"/>
    </style:style>
    <style:style style:name="T51" style:family="text">
      <style:text-properties officeooo:rsid="02819a63"/>
    </style:style>
    <style:style style:name="T52" style:family="text">
      <style:text-properties officeooo:rsid="02820ab1"/>
    </style:style>
    <style:style style:name="T53" style:family="text">
      <style:text-properties officeooo:rsid="02855c35"/>
    </style:style>
    <style:style style:name="T54" style:family="text">
      <style:text-properties officeooo:rsid="028662bb"/>
    </style:style>
    <style:style style:name="T55" style:family="text">
      <style:text-properties style:font-name="Calibri2" fo:font-size="8pt" fo:font-style="normal" officeooo:rsid="02a51747" style:font-size-asian="8pt" style:font-style-asian="normal" style:font-size-complex="8pt" style:font-style-complex="normal"/>
    </style:style>
    <style:style style:name="T56" style:family="text">
      <style:text-properties officeooo:rsid="028b6498"/>
    </style:style>
    <style:style style:name="T57" style:family="text">
      <style:text-properties officeooo:rsid="028d1722"/>
    </style:style>
    <style:style style:name="T58" style:family="text">
      <style:text-properties officeooo:rsid="028e042d"/>
    </style:style>
    <style:style style:name="T59" style:family="text">
      <style:text-properties style:font-name="FreeMono" fo:font-size="11pt" fo:font-style="italic" officeooo:rsid="02819a63" style:font-size-asian="11pt" style:font-style-asian="italic" style:font-size-complex="11pt" style:font-style-complex="italic"/>
    </style:style>
    <style:style style:name="T60" style:family="text">
      <style:text-properties style:font-name="FreeMono" fo:font-style="normal" officeooo:rsid="02819a63" style:font-style-asian="normal" style:font-style-complex="normal"/>
    </style:style>
    <style:style style:name="T61" style:family="text">
      <style:text-properties style:font-name="FreeMono" fo:font-style="normal" officeooo:rsid="028e8cb8" style:font-style-asian="normal" style:font-style-complex="normal"/>
    </style:style>
    <style:style style:name="T62" style:family="text">
      <style:text-properties officeooo:rsid="028f8b41"/>
    </style:style>
    <style:style style:name="T63" style:family="text">
      <style:text-properties style:text-underline-style="none" officeooo:rsid="02819a63"/>
    </style:style>
    <style:style style:name="T64" style:family="text">
      <style:text-properties fo:font-size="8pt" style:font-size-asian="8pt" style:font-size-complex="8pt"/>
    </style:style>
    <style:style style:name="T65" style:family="text">
      <style:text-properties fo:font-size="8pt" officeooo:rsid="028d1722" style:font-size-asian="8pt" style:font-size-complex="8pt"/>
    </style:style>
    <style:style style:name="T66" style:family="text">
      <style:text-properties fo:font-size="8pt" officeooo:rsid="0293b25f" style:font-size-asian="8pt" style:font-size-complex="8pt"/>
    </style:style>
    <style:style style:name="T67" style:family="text">
      <style:text-properties fo:font-size="8pt" officeooo:rsid="028e042d" style:font-size-asian="8pt" style:font-size-complex="8pt"/>
    </style:style>
    <style:style style:name="T68" style:family="text">
      <style:text-properties fo:font-size="8pt" officeooo:rsid="028b6498" style:font-size-asian="8pt" style:font-size-complex="8pt"/>
    </style:style>
    <style:style style:name="T69" style:family="text">
      <style:text-properties fo:font-size="8pt" officeooo:rsid="02820ab1" style:font-size-asian="8pt" style:font-size-complex="8pt"/>
    </style:style>
    <style:style style:name="T70" style:family="text">
      <style:text-properties fo:font-size="8pt" officeooo:rsid="028662bb" style:font-size-asian="8pt" style:font-size-complex="8pt"/>
    </style:style>
    <style:style style:name="T71" style:family="text">
      <style:text-properties fo:font-size="8pt" officeooo:rsid="029a7a00" style:font-size-asian="8pt" style:font-size-complex="8pt"/>
    </style:style>
    <style:style style:name="T72" style:family="text">
      <style:text-properties fo:font-size="8pt" fo:font-style="normal" style:font-size-asian="8pt" style:font-style-asian="normal" style:font-size-complex="8pt" style:font-style-complex="normal"/>
    </style:style>
    <style:style style:name="T73" style:family="text">
      <style:text-properties fo:font-size="8pt" fo:font-style="normal" officeooo:rsid="028d1722" style:font-size-asian="8pt" style:font-style-asian="normal" style:font-size-complex="8pt" style:font-style-complex="normal"/>
    </style:style>
    <style:style style:name="T74" style:family="text">
      <style:text-properties fo:font-size="8pt" fo:font-style="normal" officeooo:rsid="02a51747" style:font-size-asian="8pt" style:font-style-asian="normal" style:font-size-complex="8pt" style:font-style-complex="normal"/>
    </style:style>
    <style:style style:name="T75" style:family="text">
      <style:text-properties fo:font-size="8pt" fo:font-style="normal" officeooo:rsid="02a6deda" style:font-size-asian="8pt" style:font-style-asian="normal" style:font-size-complex="8pt" style:font-style-complex="normal"/>
    </style:style>
    <style:style style:name="T76" style:family="text">
      <style:text-properties fo:font-size="8pt" fo:font-style="normal" officeooo:rsid="02a84713" style:font-size-asian="8pt" style:font-style-asian="normal" style:font-size-complex="8pt" style:font-style-complex="normal"/>
    </style:style>
    <style:style style:name="T77" style:family="text">
      <style:text-properties fo:font-size="8pt" fo:font-style="normal" officeooo:rsid="02aa3c26" style:font-size-asian="8pt" style:font-style-asian="normal" style:font-size-complex="8pt" style:font-style-complex="normal"/>
    </style:style>
    <style:style style:name="T78" style:family="text">
      <style:text-properties fo:font-size="8pt" fo:font-style="normal" officeooo:rsid="02aa9837" style:font-size-asian="8pt" style:font-style-asian="normal" style:font-size-complex="8pt" style:font-style-complex="normal"/>
    </style:style>
    <style:style style:name="T79" style:family="text">
      <style:text-properties fo:font-size="8pt" fo:font-style="normal" officeooo:rsid="02aace4b" style:font-size-asian="8pt" style:font-style-asian="normal" style:font-size-complex="8pt" style:font-style-complex="normal"/>
    </style:style>
    <style:style style:name="T80" style:family="text">
      <style:text-properties fo:font-size="8pt" fo:font-style="normal" officeooo:rsid="02ab4c9e" style:font-size-asian="8pt" style:font-style-asian="normal" style:font-size-complex="8pt" style:font-style-complex="normal"/>
    </style:style>
    <style:style style:name="T81" style:family="text">
      <style:text-properties fo:font-size="8pt" fo:font-style="normal" officeooo:rsid="02add7b2" style:font-size-asian="8pt" style:font-style-asian="normal" style:font-size-complex="8pt" style:font-style-complex="normal"/>
    </style:style>
    <style:style style:name="T82" style:family="text">
      <style:text-properties fo:font-size="8pt" fo:font-style="normal" officeooo:rsid="028e042d" style:font-size-asian="8pt" style:font-style-asian="normal" style:font-size-complex="8pt" style:font-style-complex="normal"/>
    </style:style>
    <style:style style:name="T83" style:family="text">
      <style:text-properties fo:font-size="8pt" fo:font-style="normal" officeooo:rsid="02ba5570" style:font-size-asian="8pt" style:font-style-asian="normal" style:font-size-complex="8pt" style:font-style-complex="normal"/>
    </style:style>
    <style:style style:name="T84" style:family="text">
      <style:text-properties officeooo:rsid="02a4c09c"/>
    </style:style>
    <style:style style:name="T85" style:family="text">
      <style:text-properties officeooo:rsid="02b01885"/>
    </style:style>
    <style:style style:name="T86" style:family="text">
      <style:text-properties style:text-underline-style="solid" style:text-underline-width="auto" style:text-underline-color="font-color"/>
    </style:style>
    <style:style style:name="T87" style:family="text">
      <style:text-properties officeooo:rsid="02bd704f"/>
    </style:style>
    <style:style style:name="T88" style:family="text">
      <style:text-properties officeooo:rsid="02c0a9a0"/>
    </style:style>
    <style:style style:name="T89" style:family="text">
      <style:text-properties officeooo:rsid="02de952f"/>
    </style:style>
    <style:style style:name="T90" style:family="text">
      <style:text-properties officeooo:rsid="02e3abd6"/>
    </style:style>
    <style:style style:name="T91" style:family="text">
      <style:text-properties officeooo:rsid="02e8971d"/>
    </style:style>
    <style:style style:name="T92" style:family="text">
      <style:text-properties fo:font-variant="normal" fo:text-transform="none" fo:color="#000000" style:font-name="Calibri2" fo:font-size="12pt" fo:letter-spacing="normal" fo:language="gl" fo:country="ES" fo:font-style="normal" fo:font-weight="normal" officeooo:rsid="02ea8fff" style:font-size-asian="12pt" style:font-weight-asian="normal" style:font-name-complex="Calibri3" style:font-size-complex="12pt" style:font-weight-complex="normal"/>
    </style:style>
    <style:style style:name="T93" style:family="text">
      <style:text-properties fo:font-variant="normal" fo:text-transform="none" fo:color="#000000" style:font-name="Calibri2" fo:font-size="12pt" fo:letter-spacing="normal" fo:language="gl" fo:country="ES" fo:font-style="normal" fo:font-weight="normal" officeooo:rsid="02ef59c2" style:font-size-asian="12pt" style:font-weight-asian="normal" style:font-name-complex="Calibri3" style:font-size-complex="12pt" style:font-weight-complex="normal"/>
    </style:style>
    <style:style style:name="T94" style:family="text">
      <style:text-properties fo:color="#000000" style:font-name="Liberation Sans1" fo:font-size="12pt" fo:language="gl" fo:country="ES" fo:font-weight="bold" style:font-name-asian="Calibri4" style:font-size-asian="12pt" style:font-weight-asian="bold" style:font-name-complex="Liberation Sans1" style:font-weight-complex="bold"/>
    </style:style>
    <style:style style:name="T95" style:family="text">
      <style:text-properties fo:color="#000000" style:font-name="Liberation Sans1" fo:font-size="12pt" fo:language="gl" fo:country="ES" style:font-name-asian="Calibri4"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Lista azul">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1">TALLER <text:span text:style-name="T50">SI</text:span> – PRÁCTICA <text:span text:style-name="T50">5 </text:span></text:p>
          </table:table-cell>
          <table:covered-table-cell/>
          <table:covered-table-cell/>
        </table:table-row>
        <table:table-row table:style-name="IntegrantesGrupo.2">
          <table:table-cell table:style-name="IntegrantesGrupo.A2" office:value-type="string">
            <text:p text:style-name="P10">NÚMERO DE GRUPO</text:p>
          </table:table-cell>
          <table:table-cell table:style-name="IntegrantesGrupo.B2" office:value-type="string">
            <text:p text:style-name="P9">FUNCIÓNS</text:p>
          </table:table-cell>
          <table:table-cell table:style-name="IntegrantesGrupo.C2" office:value-type="string">
            <text:p text:style-name="P8">Apelidos, Nome</text:p>
          </table:table-cell>
        </table:table-row>
        <table:table-row>
          <table:table-cell table:style-name="IntegrantesGrupo.A5" table:number-rows-spanned="3" office:value-type="string">
            <text:p text:style-name="P3"><draw:custom-shape text:anchor-type="paragraph" draw:z-index="4" draw:name="Forma1" draw:style-name="gr1" draw:text-style-name="P72"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28"><text:s/>Responsable</text:span> <text:span text:style-name="T29">D</text:span><text:span text:style-name="T28">ocumentación:</text:span></text:p>
          </table:table-cell>
          <table:table-cell table:style-name="IntegrantesGrupo.C5">
            <text:p text:style-name="P6"/>
          </table:table-cell>
        </table:table-row>
      </table:table>
      <text:p text:style-name="P15"><draw:frame draw:style-name="fr1" draw:name="Imaxe1" text:anchor-type="paragraph" svg:x="0cm" svg:y="0.041cm" svg:width="19.484cm" svg:height="9.693cm" draw:z-index="0"><draw:image xlink:href="Pictures/10000000000003FD000001FC1B7968F0B48C51B4.bmp" xlink:type="simple" xlink:show="embed" xlink:actuate="onLoad" loext:mime-type="image/bmp"/></draw:frame><draw:frame text:anchor-type="paragraph" draw:z-index="5" draw:name="Forma2" draw:style-name="gr2" draw:text-style-name="P74" svg:width="19.441cm" svg:height="4.451cm" svg:x="0.032cm" svg:y="0.233cm"><draw:text-box><text:p text:style-name="P73"><text:span text:style-name="T94">LIMITACIÓN DE RESPONSABILIDADE </text:span><text:span text:style-name="T95">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text:p>
      <text:p text:style-name="Text_20_body"/>
      <text:p text:style-name="Text_20_body"/>
      <text:p text:style-name="Text_20_body"/>
      <text:p text:style-name="Text_20_body"/>
      <text:p text:style-name="Text_20_body"/>
      <table:table table:name="Procedemento" table:style-name="Procedemento" table:template-name="Columnas simple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8">Práctica: <text:span text:style-name="T87">Ataque MAC Spoofing. Conseguir acceso á rede local e Internet </text:span></text:p>
          </table:table-cell>
        </table:table-row>
        <table:table-row table:style-name="Procedemento.2">
          <table:table-cell table:style-name="Procedemento.A2" office:value-type="string">
            <text:list xml:id="list3272603098" text:style-name="L1">
              <text:list-item>
                <text:p text:style-name="P19"><text:span text:style-name="T36">Host A (</text:span><text:span text:style-name="T37">MAC Address con acceso á rede e Internet</text:span><text:span text:style-name="T36">)</text:span></text:p>
              </text:list-item>
              <text:list-item>
                <text:p text:style-name="P20"><text:span text:style-name="T32">Portátil </text:span><text:span text:style-name="T34">sen acceso á rede </text:span><text:span text:style-name="T38">local</text:span><text:span text:style-name="T34"> local</text:span><text:span text:style-name="T32">(material existente no taller)</text:span></text:p>
              </text:list-item>
              <text:list-item>
                <text:p text:style-name="P21"><text:span text:style-name="T32">U</text:span><text:span text:style-name="T31">SB Live amd64 Kali GNU/Linux(</text:span><text:span text:style-name="T33">solicitar</text:span><text:span text:style-name="T31"> ao docente)</text:span></text:p>
              </text:list-item>
              <text:list-item>
                <text:p text:style-name="P22"><text:span text:style-name="T32">Raspberr</text:span><text:span text:style-name="T39">y</text:span><text:span text:style-name="T32"> Pi 4 (ou 400)</text:span><text:span text:style-name="T35"> </text:span><text:span text:style-name="T34">sen acceso á rede local</text:span><text:span text:style-name="T35">(material que posúe o grupo)</text:span></text:p>
              </text:list-item>
              <text:list-item>
                <text:p text:style-name="P23"><text:span text:style-name="T31">[1] </text:span><text:a xlink:type="simple" xlink:href="https://www.kali.org/get-kali/#kali-arm" text:style-name="Internet_20_link" text:visited-style-name="Visited_20_Internet_20_Link">Descargas Kali ARM</text:a></text:p>
              </text:list-item>
              <text:list-item>
                <text:p text:style-name="P23"><text:span text:style-name="T31">[2] </text:span><text:a xlink:type="simple" xlink:href="https://www.kali.org/docs/arm/" text:style-name="Internet_20_link" text:visited-style-name="Visited_20_Internet_20_Link"><text:span text:style-name="T32">D</text:span></text:a><text:a xlink:type="simple" xlink:href="https://www.kali.org/docs/arm/" text:style-name="Internet_20_link" text:visited-style-name="Visited_20_Internet_20_Link"><text:span text:style-name="T31">ocumentación Kali ARM</text:span></text:a></text:p>
              </text:list-item>
            </text:list>
          </table:table-cell>
          <table:table-cell table:style-name="Procedemento.A2" office:value-type="string">
            <text:list xml:id="list1091384982" text:style-name="L2">
              <text:list-item>
                <text:p text:style-name="P24">Portátil:</text:p>
                <text:list>
                  <text:list-item>
                    <text:p text:style-name="P27"><text:span text:style-name="T22">C</text:span><text:span text:style-name="T20">onseguir acceso á rede local e Internet </text:span><text:span text:style-name="T25">mediante cambio de MAC Address e solicitude DHCP.</text:span></text:p>
                  </text:list-item>
                  <text:list-item>
                    <text:p text:style-name="P28"><text:span text:style-name="T22">Descargar </text:span><text:span text:style-name="T23">a </text:span><text:span text:style-name="T22">distribución </text:span><text:span text:style-name="T23">Kali </text:span><text:span text:style-name="T27">ARM (</text:span><text:span text:style-name="T26">arm</text:span><text:span text:style-name="T23">64</text:span><text:span text:style-name="T27">)</text:span><text:span text:style-name="T23"> </text:span><text:span text:style-name="T22"><text:s/>e verificar a súa descarga.</text:span></text:p>
                  </text:list-item>
                  <text:list-item>
                    <text:p text:style-name="P28"><text:span text:style-name="T21">Conectar </text:span><text:span text:style-name="T22">a tarxeta MicroSD co adaptador SD no portátil</text:span></text:p>
                  </text:list-item>
                  <text:list-item>
                    <text:p text:style-name="P28"><text:span text:style-name="T24">Crear </text:span><text:span text:style-name="T22">MicroSD</text:span><text:span text:style-name="T24"> arrancable </text:span></text:p>
                  </text:list-item>
                </text:list>
              </text:list-item>
              <text:list-item>
                <text:p text:style-name="P25">Raspberry PI</text:p>
                <text:list>
                  <text:list-item>
                    <text:p text:style-name="P26">Arrancar mediante <text:span text:style-name="T84">a MicroSD Kali</text:span></text:p>
                  </text:list-item>
                  <text:list-item>
                    <text:p text:style-name="P25">Cambiar contrasinais de usuarios</text:p>
                  </text:list-item>
                  <text:list-item>
                    <text:p text:style-name="P25">Conseguir acceso á rede local e Internet</text:p>
                  </text:list-item>
                </text:list>
              </text:list-item>
            </text:list>
          </table:table-cell>
        </table:table-row>
      </table:table>
      <text:p text:style-name="P17"><text:soft-page-break/>Procedemento:<text:span text:style-name="T30"> </text:span></text:p>
      <text:list xml:id="list3116213016" text:style-name="L3">
        <text:list-item>
          <text:p text:style-name="P29">Portátil:</text:p>
          <text:list>
            <text:list-item>
              <text:p text:style-name="P30">Arrancar cun USB Live amd64 Kali GNU/Linux</text:p>
            </text:list-item>
            <text:list-item>
              <text:p text:style-name="P31"><text:s/><text:span text:style-name="T85">Conseguir acceso á rede local e a Internet. </text:span>Abrir unha consola e executar:</text:p>
              <text:list>
                <text:list-header>
                  <text:p text:style-name="P47">$ <text:span text:style-name="T57">setxkbmap es </text:span><text:span text:style-name="T65">#Configurar teclado en español</text:span></text:p>
                  <text:p text:style-name="P52">$ <text:span text:style-name="T41">sudo su - </text:span><text:span text:style-name="T73">#Acceder á consola de root(administrador) a través dos permisos configurados co comando sudo (/etc/sudoers, visudo)</text:span><text:span text:style-name="T41"> </text:span></text:p>
                  <text:list>
                    <text:list-item>
                      <text:list>
                        <text:list-item>
                          <text:list>
                            <text:list-header>
                              <text:p text:style-name="P62"><text:span text:style-name="T42"># ip link </text:span><text:span text:style-name="T44">show eth0</text:span><text:span text:style-name="T42"> </text:span><text:span text:style-name="T74">#</text:span><text:span text:style-name="T76">Amosar info</text:span><text:span text:style-name="T77">rmación</text:span><text:span text:style-name="T76"> sobre a NIC eth0. </text:span><text:span text:style-name="T79">Identificar </text:span><text:span text:style-name="T80">a</text:span><text:span text:style-name="T78"> MAC Address </text:span><text:span text:style-name="T80">(link/ether)</text:span></text:p>
                              <text:p text:style-name="P52"><text:span text:style-name="T41"><text:s text:c="2"/></text:span><text:span text:style-name="T42"># ip link set down dev eth0 </text:span><text:span text:style-name="T74">#Deshabilitar a NIC eth0</text:span></text:p>
                              <text:list>
                                <text:list-item>
                                  <text:list>
                                    <text:list-header>
                                      <text:p text:style-name="P68"><text:span text:style-name="T42"># ip link set address 11:22:33:44:55:66 dev eth0</text:span><text:span text:style-name="T74"> #Modificar na NIC eth0 a MAC Address ploa dirección solicitada ao docente, a cal é pertencente a un host da rede con acceso a Internet.</text:span></text:p>
                                    </text:list-header>
                                  </text:list>
                                </text:list-item>
                              </text:list>
                              <text:p text:style-name="P69"><text:span text:style-name="T42"># ip link set </text:span><text:span text:style-name="T43">up</text:span><text:span text:style-name="T42"> dev eth0 </text:span><text:span text:style-name="T74">#</text:span><text:span text:style-name="T75">H</text:span><text:span text:style-name="T74">abilitar a NIC eth0</text:span></text:p>
                              <text:p text:style-name="P70"><text:span text:style-name="T42"># ip link </text:span><text:span text:style-name="T44">show eth0</text:span><text:span text:style-name="T42"> </text:span><text:span text:style-name="T74">#</text:span><text:span text:style-name="T76">Amosar info</text:span><text:span text:style-name="T77">rmación</text:span><text:span text:style-name="T76"> sobre a NIC eth0. </text:span><text:span text:style-name="T78">Verificar o cambio correcto de MAC Address</text:span></text:p>
                              <text:p text:style-name="P66"><text:span text:style-name="T45"># </text:span><text:span text:style-name="T40">dhclient -v eth0</text:span><text:span text:style-name="T72"> #Solicitar configuración de rede para a NIC eth0. </text:span><text:span text:style-name="T81">Como agora temos a MAC Address cambiada suplantando a un host real deberiamos obter a mesma configuración de rede dese host, sen impedimento que ese host perda a configuración de rede. Pero, agora teremos na rede 2 hosts coa mesma configuración, provocando que a electrónica de rede envíe comunicación “intermitente” aos 2 hosts. </text:span></text:p>
                              <text:p text:style-name="P63"><text:span text:style-name="T42"># ip </text:span><text:span text:style-name="T46">addr</text:span><text:span text:style-name="T42"> </text:span><text:span text:style-name="T44">show eth0</text:span><text:span text:style-name="T74"> #</text:span><text:span text:style-name="T76">Amosar info</text:span><text:span text:style-name="T77">rmación</text:span><text:span text:style-name="T76"> sobre a NIC eth0. </text:span><text:span text:style-name="T78">Verificar o cambio correcto de MAC Address</text:span></text:p>
                              <text:p text:style-name="P64"><text:span text:style-name="T42"># </text:span><text:span text:style-name="T47">ping -c4 www.google.es</text:span><text:span text:style-name="T74"> #</text:span><text:span text:style-name="T78">Enviar 4 paquetes ICMP ECHO_REQUEST a www.google.es, solicitando 4 paquetes ICMP ECHO_RESPONSE, para verificar a conectividade de rede hacia Internet e ao servidor de google.</text:span></text:p>
                            </text:list-header>
                          </text:list>
                        </text:list-item>
                      </text:list>
                    </text:list-item>
                  </text:list>
                  <text:p text:style-name="P53"><text:span text:style-name="T82"><text:s text:c="2"/></text:span><text:span text:style-name="T48"># exit </text:span><text:span text:style-name="T82">#Saír da shell</text:span></text:p>
                  <text:p text:style-name="P60">$</text:p>
                </text:list-header>
              </text:list>
            </text:list-item>
          </text:list>
        </text:list-item>
      </text:list>
      <text:p text:style-name="P13"/>
      <text:list xml:id="list175803793838028" text:continue-numbering="true" text:style-name="L3">
        <text:list-item>
          <text:list>
            <text:list-item>
              <text:p text:style-name="P32"><text:span text:style-name="T51">Descargar </text:span><text:a xlink:type="simple" xlink:href="https://www.kali.org/get-kali/#kali-arm" text:style-name="Internet_20_link" text:visited-style-name="Visited_20_Internet_20_Link">Kali </text:a><text:a xlink:type="simple" xlink:href="https://www.kali.org/get-kali/#kali-arm" text:style-name="Internet_20_link" text:visited-style-name="Visited_20_Internet_20_Link"><text:span text:style-name="T88">arm64</text:span></text:a><text:span text:style-name="T63"> </text:span><text:span text:style-name="T51">[1] en</text:span><text:span text:style-name="T59"> </text:span><text:span text:style-name="T60">/</text:span><text:span text:style-name="T61">home/kali</text:span></text:p>
            </text:list-item>
            <text:list-item>
              <text:p text:style-name="P29">Verificar descarga mediante comprobación hash. Exemplo: </text:p>
              <text:list>
                <text:list-header>
                  <text:p text:style-name="P51">$ pwd <text:span text:style-name="T66">#Imprimir directorio de traballo actual</text:span></text:p>
                </text:list-header>
              </text:list>
              <text:p text:style-name="P61"><text:span text:style-name="T60">/</text:span><text:span text:style-name="T61">home/kali</text:span></text:p>
              <text:list text:continue-numbering="true">
                <text:list-header>
                  <text:p text:style-name="P55"><text:span text:style-name="T57">$ s</text:span>ha256sum kali-linux-2021.4-rpi-arm64.img.xz <text:span text:style-name="T65">#Calcular Hash sha256</text:span></text:p>
                </text:list-header>
              </text:list>
            </text:list-item>
            <text:list-item>
              <text:p text:style-name="P33">Conectar a tarxeta MicroSD mediante o adaptador SD no portátil</text:p>
              <text:list>
                <text:list-header>
                  <text:p text:style-name="P49">$<text:tab/><text:span text:style-name="T58">sudo dmesg -w </text:span><text:span text:style-name="T67">#Antes de conectar executar este comando. A continuación da execución conectar. Pódese verificar o nome do dispositivo conectado, por exemplo: mmcblk0</text:span></text:p>
                </text:list-header>
              </text:list>
            </text:list-item>
            <text:list-item>
              <text:p text:style-name="P34"><text:a xlink:type="simple" xlink:href="https://www.kali.org/docs/arm/" text:style-name="Internet_20_link" text:visited-style-name="Visited_20_Internet_20_Link"><text:span text:style-name="T86">Crear a MicroSD arrancable</text:span></text:a><text:span text:style-name="T53">[2]</text:span>. Exemplo:</text:p>
              <text:list>
                <text:list-header>
                  <text:p text:style-name="P48">$ <text:span text:style-name="T56">mount </text:span><text:span text:style-name="T68">#Importante!: Verificar que o dispositivo non está montado</text:span></text:p>
                  <text:p text:style-name="P57">$ <text:span text:style-name="T57">sudo su - </text:span><text:span text:style-name="T65">#Acceder á consola de root(administrador) a través dos permisos configurados co comando sudo (/etc/sudoers, visudo)</text:span><text:span text:style-name="T57"> </text:span></text:p>
                  <text:p text:style-name="P56"><text:s/><text:span text:style-name="T58">#<text:tab/>xzcat</text:span> /<text:span text:style-name="T62">home/kali/</text:span>kali-linux-2021.4-rpi-arm64.img.xz <text:span text:style-name="T52">| dd of=/dev/mmcblk0 bs=4M \ status=progress </text:span><text:span text:style-name="T69">#”Queimar” microSD</text:span></text:p>
                  <text:p text:style-name="P54"><text:s/><text:span text:style-name="T58"># exit </text:span><text:span text:style-name="T67">#Saír da shell</text:span></text:p>
                  <text:p text:style-name="P58">$ <text:span text:style-name="T56">mount </text:span><text:span text:style-name="T68">#Importante!: Verificar que o dispositivo non está montado. </text:span><text:span text:style-name="T64">Se non está montado sacar a tarxeta MicroSD(adaptador SD) do portátil</text:span></text:p>
                </text:list-header>
              </text:list>
            </text:list-item>
            <text:list-item>
              <text:p text:style-name="P35">Avisar ao docente para revisión.</text:p>
            </text:list-item>
          </text:list>
        </text:list-item>
      </text:list>
      <text:p text:style-name="P12"/>
      <text:p text:style-name="P14"/>
      <text:list xml:id="list175803725578310" text:continue-numbering="true" text:style-name="L3">
        <text:list-item>
          <text:p text:style-name="P37">Raspberry Pi:</text:p>
          <text:list>
            <text:list-item>
              <text:p text:style-name="P42"><text:span text:style-name="T4">Conectar</text:span><text:span text:style-name="T3"> a MicroSD na Raspberry Pi</text:span></text:p>
            </text:list-item>
            <text:list-item>
              <text:p text:style-name="P43"><text:span text:style-name="T4">Arrancar e v</text:span><text:span text:style-name="T2">erificar </text:span><text:span text:style-name="T3">o arranque do sistema operativo Kali ARM </text:span><text:span text:style-name="T8">(arm64)</text:span></text:p>
            </text:list-item>
            <text:list-item>
              <text:p text:style-name="P43"><text:span text:style-name="T3">Modificar contrasinais</text:span><text:span text:style-name="T5"> </text:span><text:span text:style-name="T3">de usuarios kali e root. Novos contrasinais </text:span><text:span text:style-name="T16">abc123.</text:span><text:span text:style-name="T5"> (Ollo que existe un caracter punto e final no contrasinal!). </text:span><text:span text:style-name="T3">Exemplo:</text:span></text:p>
              <text:list>
                <text:list-header>
                  <text:p text:style-name="P50"><text:span text:style-name="T54">$ echo -e ‘kali\nabc123.\nabc123.’ | passwd </text:span><text:span text:style-name="T70">#Cambiar contrasinal ao usuario kali</text:span></text:p>
                  <text:p text:style-name="P59">$ sudo su - <text:span text:style-name="T65">#Acceder á consola de root(administrador) a través dos permisos configurados co comando sudo (/etc/sudoers, visudo)</text:span><text:span text:style-name="T57"> </text:span></text:p>
                  <text:list>
                    <text:list-header>
                      <text:p text:style-name="P71"># echo -e ‘abc123.\nabc123.’ | passwd <text:span text:style-name="T64">#Cambiar contrasinal ao usuario </text:span><text:span text:style-name="T71">root</text:span></text:p>
                    </text:list-header>
                  </text:list>
                </text:list-header>
              </text:list>
            </text:list-item>
            <text:list-item>
              <text:p text:style-name="P36">Avisar ao docente para revisión.</text:p>
            </text:list-item>
            <text:list-item>
              <text:p text:style-name="P38">Realizar de novo o apartado (1). Unha vez rematado avisar de novo ao docente para a revisión.</text:p>
            </text:list-item>
          </text:list>
        </text:list-item>
      </text:list>
      <text:p text:style-name="P16"/>
      <text:list xml:id="list175804110346499" text:continue-numbering="true" text:style-name="L3">
        <text:list-item>
          <text:p text:style-name="P39"><text:soft-page-break/>Contesta e razoa brevemente:</text:p>
          <text:list>
            <text:list-item>
              <text:p text:style-name="P39">Cantos hosts posúen agora a mesma configuración de rede? <text:span text:style-name="T90">Cales?</text:span></text:p>
            </text:list-item>
            <text:list-item>
              <text:p text:style-name="P40">Vese afectada a electrónica de rede? <text:span text:style-name="T89">Existen conflictos?</text:span></text:p>
            </text:list-item>
            <text:list-item>
              <text:p text:style-name="P44"><text:span text:style-name="T6">Envía simultaneamente un </text:span><text:span text:style-name="T17">ping con 10</text:span><text:span text:style-name="T18">0</text:span><text:span text:style-name="T17"> paquetes ICMP a www.google.es</text:span><text:span text:style-name="T6"> dende os 3 hosts: </text:span><text:span text:style-name="T9">HostA, Portátil, Raspberry Pi</text:span><text:span text:style-name="T6">. Que acontece? Por </text:span><text:span text:style-name="T7">que?</text:span></text:p>
              <text:list>
                <text:list-item>
                  <text:list>
                    <text:list-item>
                      <text:list>
                        <text:list-item>
                          <text:list>
                            <text:list-header>
                              <text:p text:style-name="P65"><text:span text:style-name="T42"># </text:span><text:span text:style-name="T47">ping -c</text:span><text:span text:style-name="T49">100</text:span><text:span text:style-name="T47"> www.google.es</text:span><text:span text:style-name="T55"> </text:span><text:span text:style-name="T74">#</text:span><text:span text:style-name="T78">Enviar 4 paquetes ICMP ECHO_REQUEST a www.google.es, solicitando </text:span><text:span text:style-name="T83">100</text:span><text:span text:style-name="T78"> paquetes ICMP ECHO_RESPONSE, para verificar a conectividade de rede hacia Internet e ao servidor de google.</text:span></text:p>
                            </text:list-header>
                          </text:list>
                        </text:list-item>
                      </text:list>
                    </text:list-item>
                  </text:list>
                </text:list-item>
              </text:list>
            </text:list-item>
            <text:list-item>
              <text:p text:style-name="P41">Realiza de novo o apartado c) pero executando previamente un escaneo de rede mediante Wireshark <text:span text:style-name="T91">dende a Raspberry Pi.</text:span></text:p>
            </text:list-item>
            <text:list-item>
              <text:p text:style-name="P46"><text:span text:style-name="T7">C</text:span><text:span text:style-name="T2">omo poderiamos detectar este ataque? </text:span><text:span text:style-name="T12">Monitorización </text:span><text:span text:style-name="T11">MAC Table </text:span><text:span text:style-name="T12">no</text:span><text:span text:style-name="T11"> Switch </text:span><text:span text:style-name="T13">onde están conectados os hosts (HostA, Portátil, Raspberry Pi</text:span><text:span text:style-name="T15">)</text:span><text:span text:style-name="T13">?</text:span></text:p>
            </text:list-item>
            <text:list-item>
              <text:p text:style-name="P45"><text:span text:style-name="T10">Que contramedidas poderiamos tomar para evitar este ataque? </text:span><text:span text:style-name="T19">Switch Port Security</text:span><text:span text:style-name="T14">: Asignación Porto Switch – MAC Address? </text:span><text:span text:style-name="T19">MAC Lockdown</text:span><text:span text:style-name="T14">: Bloqueo de MAC? </text:span></text:p>
              <text:p text:style-name="P45"><text:span text:style-name="T92">Usando só </text:span><text:span text:style-name="T93">Port Security</text:span><text:span text:style-name="T92"> o enderezo MAC aínda se pode usar noutro porto do mesmo switch. MAC Lockdown, por outra banda, é unha clara relación un a un entre o enderezo MAC e o porto. Unha vez que un enderezo MAC foi bloqueado nun porto, non se pode usar noutro porto do mesmo switch.</text:span></text:p>
              <text:list>
                <text:list-item>
                  <text:list>
                    <text:list-item>
                      <text:list>
                        <text:list-item>
                          <text:list>
                            <text:list-header>
                              <text:p text:style-name="P67"/>
                            </text:list-header>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Lista_20_azul.1" style:display-name="Lista azul.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2" style:display-name="Lista azul.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3" style:display-name="Lista azul.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Lista_20_azul.4" style:display-name="Lista azul.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Lista_20_azul.5" style:display-name="Lista azul.5" style:family="table-cell">
      <style:table-cell-properties fo:padding="0cm" fo:padding-left="0cm" fo:padding-right="0cm" fo:padding-top="0cm" fo:padding-bottom="0cm"/>
      <style:text-properties style:font-name="Liberation Sans" fo:font-family="'Liberation Sans'" style:font-family-generic="swiss"/>
    </style:style>
    <style:style style:name="Lista_20_azul.6" style:display-name="Lista azul.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Lista_20_azul.7" style:display-name="Lista azul.7" style:family="table-cell">
      <style:table-cell-properties fo:padding="0cm" fo:padding-left="0cm" fo:padding-right="0cm" fo:padding-top="0cm" fo:padding-bottom="0cm"/>
      <style:text-properties style:font-name="Liberation Sans" fo:font-family="'Liberation Sans'" style:font-family-generic="swiss"/>
    </style:style>
    <style:style style:name="Lista_20_azul.8" style:display-name="Lista azul.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9" style:display-name="Lista azul.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10" style:display-name="Lista azul.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Lista_20_azul.11" style:display-name="Lista azul.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2" style:display-name="Lista azul.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3" style:display-name="Lista azul.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4" style:display-name="Lista azul.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5" style:display-name="Lista azul.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6" style:display-name="Lista azul.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Columnas_20_simples.1" style:display-name="Columna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2" style:display-name="Columna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3" style:display-name="Columna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4" style:display-name="Columna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5" style:display-name="Columnas simple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6" style:display-name="Columnas simple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7" style:display-name="Columna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8" style:display-name="Columna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9" style:display-name="Columnas simple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0" style:display-name="Columnas simple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1" style:display-name="Columna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2" style:display-name="Columna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3" style:display-name="Columnas simple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4" style:display-name="Columnas simple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5" style:display-name="Columna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6" style:display-name="Columnas simple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Lista_20_azul.1"/>
      <table:last-row table:style-name="Lista_20_azul.2"/>
      <table:first-column table:style-name="Lista_20_azul.3"/>
      <table:last-column table:style-name="Lista_20_azul.4"/>
      <table:body table:style-name="Lista_20_azul.9"/>
      <table:even-rows table:style-name="Lista_20_azul.5"/>
      <table:odd-rows table:style-name="Lista_20_azul.6"/>
      <table:even-columns table:style-name="Lista_20_azul.7"/>
      <table:odd-columns table:style-name="Lista_20_azul.8"/>
      <table:background table:style-name="Lista_20_azul.10"/>
      <loext:first-row-even-column table:style-name="Lista_20_azul.15"/>
      <loext:last-row-even-column table:style-name="Lista_20_azul.16"/>
      <loext:first-row-end-column table:style-name="Lista_20_azul.12"/>
      <loext:first-row-start-column table:style-name="Lista_20_azul.11"/>
      <loext:last-row-end-column table:style-name="Lista_20_azul.14"/>
      <loext:last-row-start-column table:style-name="Lista_20_azul.13"/>
    </table:table-template>
    <table:table-template table:name="Simple Grid Columns" table:first-row-end-column="row" table:first-row-start-column="row" table:last-row-end-column="row" table:last-row-start-column="column">
      <table:first-row table:style-name="Columnas_20_simples.1"/>
      <table:last-row table:style-name="Columnas_20_simples.2"/>
      <table:first-column table:style-name="Columnas_20_simples.3"/>
      <table:last-column table:style-name="Columnas_20_simples.4"/>
      <table:body table:style-name="Columnas_20_simples.9"/>
      <table:even-rows table:style-name="Columnas_20_simples.5"/>
      <table:odd-rows table:style-name="Columnas_20_simples.6"/>
      <table:even-columns table:style-name="Columnas_20_simples.7"/>
      <table:odd-columns table:style-name="Columnas_20_simples.8"/>
      <table:background table:style-name="Columnas_20_simples.10"/>
      <loext:first-row-even-column table:style-name="Columnas_20_simples.15"/>
      <loext:last-row-even-column table:style-name="Columnas_20_simples.16"/>
      <loext:first-row-end-column table:style-name="Columnas_20_simples.12"/>
      <loext:first-row-start-column table:style-name="Columnas_20_simples.11"/>
      <loext:last-row-end-column table:style-name="Columnas_20_simples.14"/>
      <loext:last-row-start-column table:style-name="Columnas_20_simple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loext:header-first>
        <text:p text:style-name="Header"/>
        <text:p text:style-name="Header"/>
        <text:p text:style-name="Header"/>
        <text:p text:style-name="Header"/>
        <text:p text:style-name="Header"/>
        <text:p text:style-name="Header"/>
        <text:p text:style-name="Header"/>
      </loext:header-first>
      <style:footer>
        <text:p text:style-name="MP1">Pá<text:span text:style-name="MT1">x</text:span>ina <text:page-number text:select-page="current">3</text:page-number><text:s/>de <text:page-count>3</text:page-count></text:p>
        <text:p text:style-name="MP2"><draw:a xlink:type="simple" xlink:href="http://creativecommons.org/licenses/by-sa/4.0/"><draw:frame draw:style-name="Mfr1" draw:name="Imagen4" text:anchor-type="paragraph" svg:x="-0.617cm" svg:y="0.026cm" svg:width="16.043cm" svg:height="1.536cm" draw:z-index="2"><draw:image xlink:href="Pictures/10000000000004D900000077325AEA8E77B3F8EB.png" xlink:type="simple" xlink:show="embed" xlink:actuate="onLoad" loext:mime-type="image/png"/></draw:frame></draw:a></text:p>
      </style:footer>
      <loext:footer-first>
        <text:p text:style-name="MP1"><draw:a xlink:type="simple" xlink:href="http://creativecommons.org/licenses/by-sa/4.0/"><draw:frame draw:style-name="Mfr1" draw:name="HTTP://CREATIVECOMMONS.ORG/LICENSES/BY-SA/4.0/" text:anchor-type="paragraph" svg:x="-0.617cm" svg:y="0.026cm" svg:width="16.043cm" svg:height="1.536cm" draw:z-index="3"><draw:image xlink:href="Pictures/10000000000004D900000077325AEA8E77B3F8EB.png" xlink:type="simple" xlink:show="embed" xlink:actuate="onLoad" loext:mime-type="image/png"/></draw:frame></draw:a>Pá<text:span text:style-name="MT1">x</text:span>ina <text:page-number text:select-page="current">1</text:page-number><text:s/>de <text:page-count>3</text:page-count></text:p>
      </loext: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meta:editing-cycles>
    <meta:creation-date>2021-12-22T17:58:01.059842123</meta:creation-date>
    <meta:editing-duration>PT45S</meta:editing-duration>
    <meta:generator>LibreOffice/6.1.5.2$Linux_X86_64 LibreOffice_project/10$Build-2</meta:generator>
    <dc:subject>Práctica 5</dc:subject>
    <dc:title>Taller - SI</dc:title>
    <dc:date>2021-12-22T17:58:02.559587902</dc:date>
    <meta:document-statistic meta:table-count="2" meta:image-count="3" meta:object-count="0" meta:page-count="3" meta:paragraph-count="74" meta:word-count="859" meta:character-count="5329" meta:non-whitespace-character-count="455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